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ac965" officeooo:paragraph-rsid="000ac96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ac965" officeooo:paragraph-rsid="000ac96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officeooo:rsid="000ac965" officeooo:paragraph-rsid="000ac965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de Desenvolvimento do Projeto</text:p>
      <text:p text:style-name="P2"/>
      <text:p text:style-name="P2">→ Propósito do Documento: </text:p>
      <text:p text:style-name="P2"><text:tab/><text:span text:style-name="T1">Servir de guia….</text:span></text:p>
      <text:p text:style-name="P2"/>
      <text:p text:style-name="P2"/>
      <text:p text:style-name="P2">→ Equipe:</text:p>
      <text:p text:style-name="P2"><text:tab/><text:span text:style-name="T4">Listagem da Equipe….</text:span></text:p>
      <text:p text:style-name="P3"/>
      <text:p text:style-name="P3"/>
      <text:p text:style-name="P2">→ Padrões:</text:p>
      <text:p text:style-name="P2"><text:tab/><text:span text:style-name="T1">Definição de Padrões….</text:span></text:p>
      <text:p text:style-name="P2"><text:span text:style-name="T1"/></text:p>
      <text:p text:style-name="P2"/>
      <text:p text:style-name="P2">→ Cronograma:</text:p>
      <text:p text:style-name="P2"><text:tab/><text:span text:style-name="T1">Datas de Referência…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1T10:56:17.316000000</meta:creation-date>
    <dc:date>2022-06-01T11:02:23.655000000</dc:date>
    <meta:editing-duration>PT6M8S</meta:editing-duration>
    <meta:editing-cycles>1</meta:editing-cycles>
    <meta:document-statistic meta:table-count="0" meta:image-count="0" meta:object-count="0" meta:page-count="1" meta:paragraph-count="9" meta:word-count="27" meta:character-count="177" meta:non-whitespace-character-count="154"/>
    <meta:generator>LibreOffice/7.2.2.2$Windows_X86_64 LibreOffice_project/02b2acce88a210515b4a5bb2e46cbfb63fe97d56</meta:generator>
  </office:meta>
</office:document-meta>
</file>